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10">백엔드 설계</text:p>
      <text:p text:style-name="P2"/>
      <text:p text:style-name="P2">- <text:span text:style-name="T3">DB 모델링 (ERD)</text:span></text:p>
      <text:p text:style-name="P11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5">excel로 명시. <text:span text:style-name="T5">Http method와 api path만 정의 해둠. 파라미터와 응답은</text:span> 나중에 추가 예정.</text:p>
      <text:p text:style-name="P5"/>
      <text:p text:style-name="P2">- 보안, 인증 구조</text:p>
      <text:p text:style-name="P2"/>
      <text:p text:style-name="P10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6">API명세가 확정되면 프론트/백 개발 병행 가능</text:p>
      <text:p text:style-name="P6"/>
      <text:p text:style-name="P6">백엔드: <text:span text:style-name="T6">restapi, jpa, 로그인등 구현</text:span></text:p>
      <text:p text:style-name="P7">domain, repository, service, controller, jpa등</text:p>
      <text:p text:style-name="P7"/>
      <text:p text:style-name="P8"><text:soft-page-break/>- member</text:p>
      <text:p text:style-name="P9">@JsonIgnore가 유용하다.</text:p>
      <text:p text:style-name="P8">- category</text:p>
      <text:p text:style-name="P8">- posts</text:p>
      <text:p text:style-name="P8">- post_like</text:p>
      <text:p text:style-name="P8">좋아요까지 함.</text:p>
      <text:p text:style-name="P8">- post_dislike</text:p>
      <text:p text:style-name="P13">- comments</text:p>
      <text:p text:style-name="P8"/>
      <text:p text:style-name="P6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2"/>
      <text:p text:style-name="P1">통합 테스트</text:p>
      <text:p text:style-name="P2"/>
      <text:p text:style-name="P2"/>
      <text:p text:style-name="P2"/>
      <text:p text:style-name="P4">서버 클라 통신 알아보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7:24:11.932559909</meta:creation-date>
    <dc:date>2025-05-12T22:26:27.333385039</dc:date>
    <meta:editing-duration>PT18H10M28S</meta:editing-duration>
    <meta:editing-cycles>88</meta:editing-cycles>
    <meta:generator>LibreOffice/24.2.7.2$Linux_X86_64 LibreOffice_project/420$Build-2</meta:generator>
    <meta:document-statistic meta:table-count="0" meta:image-count="0" meta:object-count="0" meta:page-count="2" meta:paragraph-count="38" meta:word-count="325" meta:character-count="605" meta:non-whitespace-character-count="509"/>
  </office:meta>
</office:document-meta>
</file>